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StarSymbol1" svg:font-family="StarSymbol"/>
    <style:font-face style:name="Times" svg:font-family="Times" style:font-family-generic="roman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"/>
    </style:style>
    <style:style style:name="P2" style:family="paragraph" style:parent-style-name="Standard">
      <style:paragraph-properties fo:text-align="center" style:justify-single-word="false"/>
      <style:text-properties style:font-name="Times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" fo:font-size="14pt" fo:font-weight="bold" officeooo:paragraph-rsid="0013d759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" officeooo:rsid="0010f9c8"/>
    </style:style>
    <style:style style:name="P6" style:family="paragraph" style:parent-style-name="Standard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Times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Times"/>
    </style:style>
    <style:style style:name="P10" style:family="paragraph" style:parent-style-name="Standard" style:list-style-name="L3">
      <style:paragraph-properties fo:text-align="justify" style:justify-single-word="false"/>
      <style:text-properties style:font-name="Times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Times" officeooo:rsid="0019f5ba" officeooo:paragraph-rsid="0019f5ba"/>
    </style:style>
    <style:style style:name="P12" style:family="paragraph" style:parent-style-name="Standard" style:list-style-name="L4">
      <style:paragraph-properties fo:text-align="justify" style:justify-single-word="false"/>
      <style:text-properties style:font-name="Time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4">
      <style:paragraph-properties fo:text-align="justify" style:justify-single-word="false"/>
      <style:text-properties style:font-name="Times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5">
      <style:paragraph-properties fo:text-align="justify" style:justify-single-word="false"/>
      <style:text-properties style:font-name="Times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justify" style:justify-single-word="false"/>
      <style:text-properties style:font-name="Times" fo:font-size="12pt" fo:font-weight="normal" officeooo:rsid="0013d759" officeooo:paragraph-rsid="0013d759" style:font-size-asian="12pt" style:font-weight-asian="normal" style:font-size-complex="12pt" style:font-weight-complex="normal"/>
    </style:style>
    <style:style style:name="P16" style:family="paragraph" style:parent-style-name="Standard" style:list-style-name="L4">
      <style:paragraph-properties fo:text-align="justify" style:justify-single-word="false"/>
      <style:text-properties style:font-name="Times" fo:font-size="12pt" fo:font-weight="normal" officeooo:rsid="0015e5b1" officeooo:paragraph-rsid="0015e5b1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justify" style:justify-single-word="false"/>
      <style:text-properties style:font-name="Times" fo:font-size="12pt" fo:font-weight="normal" officeooo:rsid="00171d05" officeooo:paragraph-rsid="00171d05" style:font-size-asian="12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text-align="justify" style:justify-single-word="false"/>
      <style:text-properties style:font-name="Times" fo:font-size="12pt" fo:font-weight="normal" officeooo:rsid="0017da9a" officeooo:paragraph-rsid="0017da9a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justify" style:justify-single-word="false"/>
      <style:text-properties style:font-name="Times" fo:font-size="12pt" fo:font-weight="normal" officeooo:rsid="00192c0c" officeooo:paragraph-rsid="00192c0c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text-align="justify" style:justify-single-word="false"/>
      <style:text-properties fo:font-variant="normal" fo:text-transform="none" fo:color="#222222" style:font-name="Times" fo:font-size="12pt" fo:letter-spacing="normal" fo:font-style="normal" fo:font-weight="normal" officeooo:rsid="0013d759" officeooo:paragraph-rsid="0013d759" style:font-size-asian="12pt" style:font-weight-asian="normal" style:font-size-complex="12pt" style:font-weight-complex="normal"/>
    </style:style>
    <style:style style:name="P21" style:family="paragraph" style:parent-style-name="Standard" style:list-style-name="L4">
      <style:paragraph-properties fo:text-align="justify" style:justify-single-word="false"/>
      <style:text-properties fo:font-variant="normal" fo:text-transform="none" fo:color="#222222" style:font-name="Times" fo:font-size="12pt" fo:letter-spacing="normal" fo:font-style="normal" fo:font-weight="normal" officeooo:rsid="00149703" officeooo:paragraph-rsid="00149703" style:font-size-asian="12pt" style:font-weight-asian="normal" style:font-size-complex="12pt" style:font-weight-complex="normal"/>
    </style:style>
    <style:style style:name="P22" style:family="paragraph" style:parent-style-name="Standard" style:list-style-name="L4">
      <style:paragraph-properties fo:text-align="justify" style:justify-single-word="false"/>
      <style:text-properties fo:font-variant="normal" fo:text-transform="none" fo:color="#222222" style:font-name="Times" fo:font-size="12pt" fo:letter-spacing="normal" fo:font-style="normal" fo:font-weight="normal" officeooo:rsid="0015e5b1" officeooo:paragraph-rsid="0015e5b1" style:font-size-asian="12pt" style:font-weight-asian="normal" style:font-size-complex="12pt" style:font-weight-complex="normal"/>
    </style:style>
    <style:style style:name="P23" style:family="paragraph" style:parent-style-name="Standard" style:list-style-name="L4">
      <style:paragraph-properties fo:text-align="justify" style:justify-single-word="false"/>
      <style:text-properties fo:font-variant="normal" fo:text-transform="none" fo:color="#222222" style:font-name="Times" fo:font-size="12pt" fo:letter-spacing="normal" fo:font-style="normal" fo:font-weight="normal" officeooo:rsid="0017da9a" officeooo:paragraph-rsid="0017da9a" style:font-size-asian="12pt" style:font-weight-asian="normal" style:font-size-complex="12pt" style:font-weight-complex="normal"/>
    </style:style>
    <style:style style:name="P24" style:family="paragraph" style:parent-style-name="Standard" style:list-style-name="L4">
      <style:paragraph-properties fo:text-align="justify" style:justify-single-word="false"/>
      <style:text-properties fo:font-variant="normal" fo:text-transform="none" fo:color="#222222" style:font-name="Times" fo:font-size="12pt" fo:letter-spacing="normal" fo:font-style="normal" fo:font-weight="normal" officeooo:rsid="00192c0c" officeooo:paragraph-rsid="00192c0c" style:font-size-asian="12pt" style:font-weight-asian="normal" style:font-size-complex="12pt" style:font-weight-complex="normal"/>
    </style:style>
    <style:style style:name="T1" style:family="text">
      <style:text-properties officeooo:rsid="00041290"/>
    </style:style>
    <style:style style:name="T2" style:family="text">
      <style:text-properties officeooo:rsid="0006b3a0"/>
    </style:style>
    <style:style style:name="T3" style:family="text">
      <style:text-properties officeooo:rsid="0008a3f3"/>
    </style:style>
    <style:style style:name="T4" style:family="text">
      <style:text-properties officeooo:rsid="000b88ee"/>
    </style:style>
    <style:style style:name="T5" style:family="text">
      <style:text-properties officeooo:rsid="000bc2f8"/>
    </style:style>
    <style:style style:name="T6" style:family="text">
      <style:text-properties officeooo:rsid="00109c6b"/>
    </style:style>
    <style:style style:name="T7" style:family="text">
      <style:text-properties officeooo:rsid="0010bfc9"/>
    </style:style>
    <style:style style:name="T8" style:family="text">
      <style:text-properties officeooo:rsid="00120722"/>
    </style:style>
    <style:style style:name="T9" style:family="text">
      <style:text-properties officeooo:rsid="00123d45"/>
    </style:style>
    <style:style style:name="T10" style:family="text">
      <style:text-properties officeooo:rsid="0013d759"/>
    </style:style>
    <style:style style:name="T11" style:family="text">
      <style:text-properties fo:font-variant="normal" fo:text-transform="none" fo:color="#222222" fo:letter-spacing="normal" fo:font-style="normal"/>
    </style:style>
    <style:style style:name="T12" style:family="text">
      <style:text-properties fo:font-variant="normal" fo:text-transform="none" fo:color="#222222" fo:letter-spacing="normal" fo:font-style="normal" officeooo:rsid="00171d05"/>
    </style:style>
    <style:style style:name="T13" style:family="text">
      <style:text-properties fo:font-variant="normal" fo:text-transform="none" fo:color="#222222" fo:letter-spacing="normal" fo:font-style="normal" officeooo:rsid="0017da9a"/>
    </style:style>
    <style:style style:name="T14" style:family="text">
      <style:text-properties fo:font-variant="normal" fo:text-transform="none" fo:color="#222222" fo:letter-spacing="normal" fo:font-style="normal" officeooo:rsid="001962ce"/>
    </style:style>
    <style:style style:name="T15" style:family="text">
      <style:text-properties fo:font-variant="normal" fo:text-transform="none" fo:color="#222222" fo:letter-spacing="normal" fo:font-style="normal" officeooo:rsid="001d9a24"/>
    </style:style>
    <style:style style:name="T16" style:family="text">
      <style:text-properties officeooo:rsid="0015e5b1"/>
    </style:style>
    <style:style style:name="T17" style:family="text">
      <style:text-properties officeooo:rsid="001ad491"/>
    </style:style>
    <style:style style:name="T18" style:family="text">
      <style:text-properties officeooo:rsid="001d9a24"/>
    </style:style>
    <style:style style:name="T19" style:family="text">
      <style:text-properties officeooo:rsid="001dd3eb"/>
    </style:style>
    <text:list-style style:name="L1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•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fessions</text:p>
      <text:p text:style-name="P1"/>
      <text:p text:style-name="P1"><text:tab/>Most non-samurai NPCs don't have a School and instead acquire abilities relating to the work that they do. <text:s/>Here are the rules for playing non-samurai characters with professions instead of schools:</text:p>
      <text:list xml:id="list3819514310" text:style-name="L1">
        <text:list-item>
          <text:p text:style-name="P8">Characters with professions start with their Rings at 1 instead of 2. <text:s/>They do not raise a Ring for free at character creation. <text:s/>The max score for a Ring at character creation is 2 instead of 3.</text:p>
        </text:list-item>
        <text:list-item>
          <text:p text:style-name="P8">Characters with professions <text:span text:style-name="T19">have</text:span> their attack and parry knacks start at 0 instead of 1.</text:p>
        </text:list-item>
        <text:list-item>
          <text:p text:style-name="P8">Characters with professions start with 1 profession ability and gain an additional profession ability for every 15XP earned. <text:s/>Each ability may be taken from any of the non-ninja ability lists below; the ninja list is reserved for ninja only.</text:p>
        </text:list-item>
        <text:list-item>
          <text:p text:style-name="P11">Each profession ability may be taken twice, except for the Priest profession whose rituals may only be taken once.</text:p>
        </text:list-item>
      </text:list>
      <text:p text:style-name="P1"/>
      <text:p text:style-name="P2">Wave Man Abilities</text:p>
      <text:list xml:id="list535095502" text:style-name="L2">
        <text:list-item>
          <text:p text:style-name="P9">When you make an attack roll that would miss, raise it by 5. <text:s/>Any parry attempt against an attack that receives a free raise in this manner automatically succeeds.</text:p>
        </text:list-item>
        <text:list-item>
          <text:p text:style-name="P9">Raise the TN of someone trying to parry one of your attacks by 5.</text:p>
        </text:list-item>
        <text:list-item>
          <text:p text:style-name="P9">When using a weapon that deals less than 4k2 damage, add an extra rolled damage die to the weapon's base damage, to a maximum of 4k2 base damage. <text:s/>Also, subtract 2 from your armor damage reduction penalty.</text:p>
        </text:list-item>
        <text:list-item>
          <text:p text:style-name="P9">Round your damage rolls up to the nearest multiple of 5. <text:s/>If the roll is already a multiple of 5, then raise it by 3.</text:p>
        </text:list-item>
        <text:list-item>
          <text:p text:style-name="P9">You may reroll 10s on a single die when crippled.</text:p>
        </text:list-item>
        <text:list-item>
          <text:p text:style-name="P9">Roll one extra unkept die on initiative.</text:p>
        </text:list-item>
        <text:list-item>
          <text:p text:style-name="P9">Roll two extra unkept dice on wound checks.</text:p>
        </text:list-item>
        <text:list-item>
          <text:p text:style-name="P9">When someone is keeping at least one extra die of damage from exceeding their attack roll TN, subtract 5 from the damage.</text:p>
        </text:list-item>
        <text:list-item>
          <text:p text:style-name="P9">When someone unsuccessfully tries to parry an attack, you may roll 2 of the extra damage dice that you would have rolled had they not attempted to parry.</text:p>
        </text:list-item>
        <text:list-item>
          <text:p text:style-name="P9">Raise the TN of someone making a wound check from damage you dealt to them by 5. <text:s/>If they fail they take serious wounds as if the TN had not been raised.</text:p>
        </text:list-item>
      </text:list>
      <text:p text:style-name="P1"/>
      <text:p text:style-name="P7">Worker Abilities</text:p>
      <text:list xml:id="list2722749606" text:style-name="L3">
        <text:list-item>
          <text:p text:style-name="P10">You may regain a VP with 4 fewer hours of sleep at night.</text:p>
          <text:list>
            <text:list-header>
              <text:p text:style-name="P10">Money bonus: <text:span text:style-name="T2">1</text:span>0%</text:p>
            </text:list-header>
          </text:list>
        </text:list-item>
        <text:list-item>
          <text:p text:style-name="P10">All penalties from sickness are cut in half. <text:s/><text:span text:style-name="T1">Taking this twice cuts it to a fourth.</text:span></text:p>
          <text:list>
            <text:list-header>
              <text:p text:style-name="P10">Money bonus: <text:span text:style-name="T3">10%</text:span></text:p>
            </text:list-header>
          </text:list>
        </text:list-item>
        <text:list-item>
          <text:p text:style-name="P10">Ignore one day worth of fatigue penalties.</text:p>
          <text:list>
            <text:list-header>
              <text:p text:style-name="P10">Money bonus: 10%</text:p>
            </text:list-header>
          </text:list>
        </text:list-item>
        <text:list-item>
          <text:p text:style-name="P10">You receive 3 free raises on etiquette when speaking to anyone from a higher social class.</text:p>
          <text:list>
            <text:list-header>
              <text:p text:style-name="P10">Money bonus: 10%</text:p>
            </text:list-header>
          </text:list>
        </text:list-item>
        <text:list-item>
          <text:p text:style-name="P10">You may buy and raise any advanced knack which is normally basic as if it were basic.</text:p>
          <text:list>
            <text:list-header>
              <text:p text:style-name="P10">Money bonus: 10%</text:p>
            </text:list-header>
          </text:list>
        </text:list-item>
        <text:list-item>
          <text:p text:style-name="P10">You get three free raises on commerce rolls when making purchases.</text:p>
          <text:list>
            <text:list-header>
              <text:p text:style-name="P10">Money bonus: 20%</text:p>
            </text:list-header>
          </text:list>
        </text:list-item>
        <text:list-item>
          <text:p text:style-name="P10"><text:soft-page-break/>You get 4 free raises on bragging and precepts rolls when speaking about your own sense of ethics.</text:p>
          <text:list>
            <text:list-header>
              <text:p text:style-name="P10">Money bonus: 10%</text:p>
            </text:list-header>
          </text:list>
        </text:list-item>
        <text:list-item>
          <text:p text:style-name="P10">You get 2 free raises on strength rolls.</text:p>
          <text:list>
            <text:list-header>
              <text:p text:style-name="P10">Money bonus: 20%</text:p>
            </text:list-header>
          </text:list>
        </text:list-item>
        <text:list-item>
          <text:p text:style-name="P10">You get 2 free raises on all endurance rolls.</text:p>
          <text:list>
            <text:list-header>
              <text:p text:style-name="P10">Money bonus: 20%</text:p>
            </text:list-header>
          </text:list>
        </text:list-item>
        <text:list-item>
          <text:p text:style-name="P10">You get 5 free raises on open sincerity and open tact rolls when trying to avoid being in trouble with an authority figure.</text:p>
          <text:list>
            <text:list-header>
              <text:p text:style-name="P10">Money bonus: none</text:p>
            </text:list-header>
          </text:list>
        </text:list-item>
      </text:list>
      <text:p text:style-name="P5"/>
      <text:p text:style-name="P2">Merchant Abilities</text:p>
      <text:list xml:id="list535430943" text:style-name="L4">
        <text:list-item>
          <text:p text:style-name="P12">You get 2 free raises to sincerity rolls relating to your business.</text:p>
          <text:list>
            <text:list-header>
              <text:p text:style-name="P12">Money bonus: <text:span text:style-name="T4">10</text:span>%</text:p>
            </text:list-header>
          </text:list>
        </text:list-item>
        <text:list-item>
          <text:p text:style-name="P12">You get 2 free raises to interrogation rolls relating to your business.</text:p>
          <text:list>
            <text:list-header>
              <text:p text:style-name="P12">Money bonus: <text:span text:style-name="T5">10</text:span>%</text:p>
            </text:list-header>
          </text:list>
        </text:list-item>
        <text:list-item>
          <text:p text:style-name="P13">You get 4 free raises to investigation rolls relating to your business.</text:p>
          <text:list>
            <text:list-header>
              <text:p text:style-name="P13">Money bonus: 10%</text:p>
            </text:list-header>
          </text:list>
        </text:list-item>
        <text:list-item>
          <text:p text:style-name="P13">You get 3 free raises when making bragging and precepts rolls relating to your business experience, and an extra free raise if the roll is contested.</text:p>
          <text:list>
            <text:list-header>
              <text:p text:style-name="P13">Money bonus: 10%</text:p>
            </text:list-header>
          </text:list>
        </text:list-item>
        <text:list-item>
          <text:p text:style-name="P13">You get 2 free raises to contested commerce rolls when your commerce rank is at least as high as your opponent's.</text:p>
          <text:list>
            <text:list-header>
              <text:p text:style-name="P13">Money bonus: 20%</text:p>
            </text:list-header>
          </text:list>
        </text:list-item>
        <text:list-item>
          <text:p text:style-name="P13">You get 4 free raises to culture rolls<text:span text:style-name="T6"> to purchase gifts</text:span>.</text:p>
          <text:list>
            <text:list-header>
              <text:p text:style-name="P13">Money bonus: 20%</text:p>
            </text:list-header>
          </text:list>
        </text:list-item>
        <text:list-item>
          <text:p text:style-name="P13">You get 5 free raises on heraldry rolls for the purpose of knowing your customers and their family backgrounds and relationships</text:p>
          <text:list>
            <text:list-header>
              <text:p text:style-name="P13">Money bonus: 20%</text:p>
            </text:list-header>
          </text:list>
        </text:list-item>
        <text:list-item>
          <text:p text:style-name="P13">You get 3 free raises on law rolls relating to your business</text:p>
          <text:list>
            <text:list-header>
              <text:p text:style-name="P13">Money bonus: <text:span text:style-name="T7">10</text:span>%</text:p>
            </text:list-header>
          </text:list>
        </text:list-item>
        <text:list-item>
          <text:p text:style-name="P13">You may choose to spend one void point to reroll any roll relating to your business.</text:p>
          <text:list>
            <text:list-header>
              <text:p text:style-name="P13">Money bonus: 10%</text:p>
            </text:list-header>
          </text:list>
        </text:list-item>
        <text:list-item>
          <text:p text:style-name="P13">Roll 4 extra dice on open commerce rolls relating to your business.</text:p>
          <text:list>
            <text:list-header>
              <text:p text:style-name="P13">Money bonus: 20%</text:p>
            </text:list-header>
          </text:list>
        </text:list-item>
      </text:list>
      <text:p text:style-name="P4"/>
      <text:p text:style-name="P3"><text:span text:style-name="T10">Priest</text:span> <text:span text:style-name="T17">Rituals</text:span></text:p>
      <text:list xml:id="list204912171580286" text:continue-numbering="true" text:style-name="L4">
        <text:list-item>
          <text:p text:style-name="P15">Regain an extra void point on a night where <text:span text:style-name="T16">the target </text:span>start<text:span text:style-name="T16">s</text:span> with 0 void points.</text:p>
          <text:list>
            <text:list-header>
              <text:p text:style-name="P15">Time: 5 minutes.</text:p>
            </text:list-header>
          </text:list>
        </text:list-item>
        <text:list-item>
          <text:p text:style-name="P15">Heal an extra serious wound on an off-night.</text:p>
          <text:list>
            <text:list-header>
              <text:p text:style-name="P15">Time: 20 minutes.</text:p>
            </text:list-header>
          </text:list>
        </text:list-item>
        <text:list-item>
          <text:p text:style-name="P15"><text:span text:style-name="T11">Per phase: pick one of {attack, parry, damage, wound checks}: you</text:span><text:line-break/><text:span text:style-name="T11">and all allies round up all rolls of that type to the nearest multiple</text:span><text:line-break/><text:span text:style-name="T11">of 5 that phase.</text:span></text:p>
        </text:list-item>
        <text:list-item>
          <text:p text:style-name="P20">Once per conversation, pick a skill. <text:s/>Everyone on your side rounds up all rolls on that skill to the nearest increment of 5. <text:s/>You may decide which skill to round up after you have seen the results of your own or an ally's roll.</text:p>
        </text:list-item>
        <text:list-item>
          <text:p text:style-name="P21">Spend a void point to roll precepts to perform a commune roll which is only able to detect <text:soft-page-break/>supernatural influences which are currently present or nearby. <text:s/>You may learn the type of influence (elemental, shadowlands, etc) and its strength and proximity.</text:p>
        </text:list-item>
        <text:list-item>
          <text:p text:style-name="P16"><text:span text:style-name="T11">Give the target human, animal, or 1-</text:span><text:span text:style-name="T12">family </text:span><text:span text:style-name="T11">plot of land two free raises to resist disease.</text:span></text:p>
          <text:list>
            <text:list-header>
              <text:p text:style-name="P22">Time: 20 minutes.</text:p>
              <text:p text:style-name="P22">Money bonus: 20%</text:p>
            </text:list-header>
          </text:list>
        </text:list-item>
        <text:list-item>
          <text:p text:style-name="P17"><text:span text:style-name="T11">Before a conversation, </text:span><text:span text:style-name="T13">bless a target and pick a topic of conversation. <text:s/>When the target makes their first contested roll on that topic, roll </text:span><text:span text:style-name="T15">2</text:span><text:span text:style-name="T13">k1 and add it to their roll. <text:s/>Each blessing replaces the previous one.</text:span></text:p>
          <text:list>
            <text:list-header>
              <text:p text:style-name="P18"><text:span text:style-name="T13">T</text:span><text:span text:style-name="T11">ime: 5 minutes.</text:span></text:p>
            </text:list-header>
          </text:list>
        </text:list-item>
        <text:list-item>
          <text:p text:style-name="P23">When a target makes a roll to perform research, roll <text:span text:style-name="T18">2</text:span>k1 and add it to their roll.</text:p>
          <text:list>
            <text:list-header>
              <text:p text:style-name="P23">Time: 5 minutes</text:p>
            </text:list-header>
          </text:list>
        </text:list-item>
        <text:list-item>
          <text:p text:style-name="P24">The target ignores all penalties from being sick or crippled in the next conversation or fight.</text:p>
          <text:list>
            <text:list-header>
              <text:p text:style-name="P24">Time: 5 minutes</text:p>
            </text:list-header>
          </text:list>
        </text:list-item>
        <text:list-item>
          <text:p text:style-name="P19"><text:span text:style-name="T11">Consecrate a</text:span><text:span text:style-name="T14">n object</text:span><text:span text:style-name="T11"> or structure against a specific supernatural influence for a free raise against that influence </text:span><text:span text:style-name="T14">until the next sunrise</text:span><text:span text:style-name="T11">. <text:s/>(Certain specific combinations of talisman and influence are permanent, most famously jade amulets vs the Shadowlands taint.)</text:span></text:p>
          <text:list>
            <text:list-header>
              <text:p text:style-name="P24">Time: 20 minutes</text:p>
            </text:list-header>
          </text:list>
        </text:list-item>
      </text:list>
      <text:p text:style-name="P4"/>
      <text:p text:style-name="P2">Ninja Abilities</text:p>
      <text:list xml:id="list316005375" text:style-name="L5">
        <text:list-item>
          <text:p text:style-name="P14">Raise the TN to hit you by 5; if you are hit, then your attacker rolls an extra die of damage <text:span text:style-name="T9">if </text:span>their attack yields extra damage for exceeding its TN.</text:p>
        </text:list-item>
        <text:list-item>
          <text:p text:style-name="P14">If your attacker has rolled more than one 10 on their damage roll, they reroll one fewer 10, to a minimum of one 10 being rerolled.</text:p>
        </text:list-item>
        <text:list-item>
          <text:p text:style-name="P14">Your attacker rolls 1 fewer die on all type of attack rolls against you, to a minimum of their Fire.</text:p>
        </text:list-item>
        <text:list-item>
          <text:p text:style-name="P14">After you roll initiative, lower all of your action dice by <text:span text:style-name="T8">2</text:span>.</text:p>
        </text:list-item>
        <text:list-item>
          <text:p text:style-name="P14">You may keep 2 extra dice on your damage rolls, however they must be your two lowest dice not already being kept.</text:p>
        </text:list-item>
        <text:list-item>
          <text:p text:style-name="P14">Add your Fire to your attack rolls.</text:p>
        </text:list-item>
        <text:list-item>
          <text:p text:style-name="P14">All dice that roll less than 5 on your wound checks get a bonus of (5-X) where X is the value of the die.</text:p>
        </text:list-item>
        <text:list-item>
          <text:p text:style-name="P14">You get 4 free raises to sincerity rolls involving your profession.</text:p>
        </text:list-item>
        <text:list-item>
          <text:p text:style-name="P14">You get 4 free raises to sneaking rolls when trying to not be seen.</text:p>
        </text:list-item>
        <text:list-item>
          <text:p text:style-name="P14">You get 4 free raises to sneaking rolls when trying to not be noticeable/memorable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sans1" svg:font-family="Lucidasans"/>
    <style:font-face style:name="StarSymbol1" svg:font-family="StarSymbol"/>
    <style:font-face style:name="Times" svg:font-family="Times" style:font-family-generic="roman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en" fo:country="US" style:font-name-asian="Bitstream Vera Sans" style:font-size-asian="12pt" style:language-asian="en" style:country-asian="US" style:font-name-complex="Lucida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en" fo:country="US" style:font-name-asian="Bitstream Vera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1" fo:font-family="StarSymbol" fo:font-size="9pt" style:font-name-asian="StarSymbol1" style:font-family-asian="StarSymbol" style:font-size-asian="9pt" style:font-name-complex="StarSymbol1" style:font-family-complex="StarSymbol" style:font-size-complex="9pt"/>
    </style:style>
    <style:style style:name="Endnote_20_Symbol" style:display-name="End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6-05-27T08:16:32</meta:creation-date>
    <dc:date>2021-07-05T20:49:11.170446769</dc:date>
    <dc:language>en-US</dc:language>
    <meta:editing-cycles>267</meta:editing-cycles>
    <meta:editing-duration>P1DT13H58M20S</meta:editing-duration>
    <meta:document-statistic meta:table-count="0" meta:image-count="0" meta:object-count="0" meta:page-count="3" meta:paragraph-count="89" meta:word-count="1267" meta:character-count="6580" meta:non-whitespace-character-count="5468"/>
    <meta:user-defined meta:name="Info 1"/>
    <meta:user-defined meta:name="Info 2"/>
    <meta:user-defined meta:name="Info 3"/>
    <meta:user-defined meta:name="Info 4"/>
  </office:meta>
</office:document-meta>
</file>